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"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0.915cm" svg:y1="50.1cm" svg:x2="6.018cm" svg:y2="45.504cm">
            <text:p text:style-name="P1"><text:s/></text:p>
          </draw:line>
          <draw:frame draw:z-index="1" draw:style-name="gr2" draw:text-style-name="P3" svg:width="1.79cm" svg:height="0.877cm" draw:transform="rotate (0.737401608967604) translate (6.311cm 45.431cm)">
            <draw:text-box>
              <text:p text:style-name="P2"><text:span text:style-name="T1">Z -- AXIS</text:span></text:p>
            </draw:text-box>
          </draw:frame>
          <draw:line draw:z-index="2" draw:style-name="gr1" draw:text-style-name="P1" svg:x1="9.9cm" svg:y1="50.1cm" svg:x2="15.003cm" svg:y2="45.504cm">
            <text:p text:style-name="P1"><text:s/></text:p>
          </draw:line>
          <draw:frame draw:z-index="3" draw:style-name="gr2" draw:text-style-name="P3" svg:width="1.79cm" svg:height="0.877cm" draw:transform="rotate (0.737401608967604) translate (15.374cm 45.413cm)">
            <draw:text-box>
              <text:p text:style-name="P2"><text:span text:style-name="T1">Z -- AXIS</text:span>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-STEPX //POSITION X OF POINT</text:p>
          </table:table-cell>
          <table:table-cell table:number-columns-repeated="17"/>
          <table:table-cell table:style-name="ce9" office:value-type="string" calcext:value-type="string">
            <text:p>X=STARTX-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3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/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4:</text:p>
          </table:table-cell>
          <table:table-cell table:style-name="ce12" table:number-columns-repeated="15"/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5"/>
          <table:table-cell table:style-name="ce3"/>
          <table:table-cell/>
        </table:table-row>
        <table:table-row table:style-name="ro1">
          <table:table-cell table:style-name="ce9" office:value-type="string" calcext:value-type="string">
            <text:p>STARTX=0.00 //START POSITION X OF POINT</text:p>
          </table:table-cell>
          <table:table-cell table:number-columns-repeated="17"/>
          <table:table-cell table:style-name="ce9" office:value-type="string" calcext:value-type="string">
            <text:p>STARTX=0.00 //START 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Y=0.00 //START POSITION Y OF POINT</text:p>
          </table:table-cell>
          <table:table-cell table:number-columns-repeated="17"/>
          <table:table-cell table:style-name="ce9" office:value-type="string" calcext:value-type="string">
            <text:p>STARTY=0.00 //START 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ARTZ=0.00 //START POSITION Z OF POINT</text:p>
          </table:table-cell>
          <table:table-cell table:number-columns-repeated="17"/>
          <table:table-cell table:style-name="ce9" office:value-type="string" calcext:value-type="string">
            <text:p>STARTZ=0.00 //START 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STEPZ=0.10 //MOVE POSITION Z BY STEP COUNT</text:p>
          </table:table-cell>
          <table:table-cell table:number-columns-repeated="17"/>
          <table:table-cell table:style-name="ce9" office:value-type="string" calcext:value-type="string">
            <text:p>STEPZ=0.10 //MOVE POSITION Z BY STEP COU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X=STARTX //POSITION X OF POINT</text:p>
          </table:table-cell>
          <table:table-cell table:number-columns-repeated="17"/>
          <table:table-cell table:style-name="ce9" office:value-type="string" calcext:value-type="string">
            <text:p>X=STARTX //POSITION X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Y=STARTY //POSITION Y OF POINT</text:p>
          </table:table-cell>
          <table:table-cell table:number-columns-repeated="17"/>
          <table:table-cell table:style-name="ce9" office:value-type="string" calcext:value-type="string">
            <text:p>Y=STARTY //POSITION Y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Z=STARTZ-STEPZ //POSITION Z OF POINT</text:p>
          </table:table-cell>
          <table:table-cell table:number-columns-repeated="17"/>
          <table:table-cell table:style-name="ce9" office:value-type="string" calcext:value-type="string">
            <text:p>Z=STARTZ-STEPZ //POSITION Z OF POINT</text:p>
          </table:table-cell>
          <table:table-cell table:number-columns-repeated="15"/>
          <table:table-cell table:style-name="ce9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5"/>
          <table:table-cell table:style-name="ce2"/>
          <table:table-cell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18"/>
          <table:table-cell table:style-name="ce19"/>
          <table:table-cell table:style-name="ce14" table:number-columns-repeated="15"/>
          <table:table-cell table:style-name="ce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09:20:58.130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2:10:01.314091032</dc:date>
    <meta:editing-duration>PT3H45M7S</meta:editing-duration>
    <meta:editing-cycles>69</meta:editing-cycles>
    <meta:generator>LibreOffice/6.4.6.2$Linux_X86_64 LibreOffice_project/40$Build-2</meta:generator>
    <meta:document-statistic meta:table-count="1" meta:cell-count="213" meta:object-count="4"/>
  </office:meta>
</office:document-meta>
</file>